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1ecf06" officeooo:paragraph-rsid="001ecf06" fo:background-color="#ffff00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22ad21" officeooo:paragraph-rsid="0022ad21" fo:background-color="#ffff00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07f587" officeooo:paragraph-rsid="001ecf06" fo:background-color="#ffff00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" fo:font-size="9pt" officeooo:rsid="00294afc" officeooo:paragraph-rsid="00294afc" fo:background-color="#ffff00" style:font-size-asian="9pt" style:font-size-complex="9pt"/>
    </style:style>
    <style:style style:name="P12" style:family="paragraph" style:parent-style-name="Standard" style:list-style-name="L1">
      <style:text-properties fo:color="#000000" loext:opacity="100%" officeooo:rsid="0007f587" officeooo:paragraph-rsid="001ecf06"/>
    </style:style>
    <style:style style:name="P13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14" style:family="paragraph" style:parent-style-name="Standard" style:list-style-name="L1">
      <style:text-properties fo:color="#000000" loext:opacity="100%" officeooo:rsid="001ecf06" officeooo:paragraph-rsid="001ecf06"/>
    </style:style>
    <style:style style:name="P15" style:family="paragraph" style:parent-style-name="Standard" style:list-style-name="L1">
      <style:text-properties fo:color="#999999" loext:opacity="100%" officeooo:rsid="0008d35a" officeooo:paragraph-rsid="001ecf06"/>
    </style:style>
    <style:style style:name="P16" style:family="paragraph" style:parent-style-name="Standard" style:list-style-name="L1">
      <style:text-properties fo:color="#999999" loext:opacity="100%" style:font-name="Calibri" fo:font-size="9pt" officeooo:rsid="0025bdc2" officeooo:paragraph-rsid="0025bdc2" style:font-size-asian="9pt" style:font-size-complex="9pt"/>
    </style:style>
    <style:style style:name="P17" style:family="paragraph" style:parent-style-name="Standard" style:list-style-name="L1">
      <style:text-properties fo:color="#c9211e" loext:opacity="100%" style:font-name="Calibri" fo:font-size="9pt" officeooo:rsid="002c60f6" officeooo:paragraph-rsid="002c60f6" fo:background-color="#fff5ce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fo:background-color="#ffff00" loext:char-shading-value="0" style:font-size-asian="9pt" style:font-size-complex="9pt"/>
    </style:style>
    <style:style style:name="T4" style:family="text">
      <style:text-properties fo:color="#000000" loext:opacity="100%" style:font-name="Calibri" fo:font-size="9pt" fo:background-color="#ffff00" loext:char-shading-value="0" style:font-size-asian="9pt" style:font-size-complex="9pt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2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3"><text:span text:style-name="T2">L</text:span><text:span text:style-name="T1">ebensmitteleinkaufen_Liste , vergleichen</text:span></text:p>
        </text:list-item>
        <text:list-item>
          <text:p text:style-name="P8">Fragewörter:</text:p>
          <text:list>
            <text:list-item>
              <text:p text:style-name="P14"><text:a xlink:type="simple" xlink:href="https://deutsch-mit-anna.de/lektion/fragewoerter/#Die_wichtigsten_Fragewoerter_mit_Beispielen" text:style-name="Internet_20_link" text:visited-style-name="Visited_20_Internet_20_Link"><text:span text:style-name="T3">https://deutsch-mit-anna.de/lektion/fragewoerter/#Die_wichtigsten_Fragewoerter_mit_Beispielen</text:span></text:a></text:p>
            </text:list-item>
            <text:list-item>
              <text:p text:style-name="P9">Fragewörter-Uebung (pdf)</text:p>
            </text:list-item>
          </text:list>
        </text:list-item>
        <text:list-item>
          <text:p text:style-name="P10">Adverbien + Satzstellung: Zusammenfassung pdf (A2)</text:p>
          <text:list>
            <text:list-item>
              <text:p text:style-name="P15"><text:span text:style-name="T4">Satzstellung Übung: </text:span><text:a xlink:type="simple" xlink:href="https://grammatiktraining.de/satzbau/saetze-bilden-schreibuebung.html" text:style-name="Internet_20_link" text:visited-style-name="Visited_20_Internet_20_Link"><text:span text:style-name="T5">https://grammatiktraining.de/satzbau/saetze-bilden-schreibuebung.html</text:span></text:a></text:p>
            </text:list-item>
            <text:list-item>
              <text:p text:style-name="P4"><text:span text:style-name="T5">Relativpronomen: </text:span><text:a xlink:type="simple" xlink:href="https://www.schubert-verlag.de/aufgaben/uebungen_a2/a2_k11_pronomen.htm" text:style-name="Internet_20_link" text:visited-style-name="Visited_20_Internet_20_Link"><text:span text:style-name="T5">https://www.schubert-verlag.de/aufgaben/uebungen_a2/a2_k11_pronomen.htm</text:span></text:a></text:p>
            </text:list-item>
          </text:list>
        </text:list-item>
        <text:list-item>
          <text:p text:style-name="P17">Experteninterview S.35</text:p>
        </text:list-item>
        <text:list-item>
          <text:p text:style-name="P17">Passiv (S.40,41)</text:p>
        </text:list-item>
        <text:list-item>
          <text:p text:style-name="P5"><text:span text:style-name="T5">Nahrungsmittel Paeposition uebung: </text:span><text:a xlink:type="simple" xlink:href="https://www.schubert-verlag.de/aufgaben/uebungen_b1/b1_k02_ernaehrungsgewohnheiten.htm" text:style-name="Internet_20_link" text:visited-style-name="Visited_20_Internet_20_Link"><text:span text:style-name="T5">https://www.schubert-verlag.de/aufgaben/uebungen_b1/b1_k02_ernaehrungsgewohnheiten.htm</text:span></text:a></text:p>
        </text:list-item>
        <text:list-item>
          <text:p text:style-name="P11">Nahrungsmittel Wortschatz: </text:p>
          <text:list>
            <text:list-item>
              <text:p text:style-name="P6"><text:a xlink:type="simple" xlink:href="https://www.schubert-verlag.de/aufgaben/uebungen_b1/b1_k02_nahrungsmittel_1.htm" text:style-name="Internet_20_link" text:visited-style-name="Visited_20_Internet_20_Link"><text:span text:style-name="T5">https://www.schubert-verlag.de/aufgaben/uebungen_b1/b1_k02_nahrungsmittel_1.htm</text:span></text:a></text:p>
            </text:list-item>
            <text:list-item>
              <text:p text:style-name="P11">https://www.schubert-verlag.de/aufgaben/uebungen_b1/b1_k02_nahrungsmittel_2.htm</text:p>
            </text:list-item>
          </text:list>
        </text:list-item>
        <text:list-item>
          <text:p text:style-name="P16">S.48 – unregelmässige Verben Übersicht</text:p>
        </text:list-item>
        <text:list-item>
          <text:p text:style-name="P7">HA: </text:p>
          <text:list>
            <text:list-item>
              <text:p text:style-name="P7">S.36 A7 (Audio11) https://www.schubert-verlag.de/spektrum/audio/11_spektrum_b1-1.mp3</text:p>
            </text:list-item>
            <text:list-item>
              <text:p text:style-name="P7">S.37 c, d</text:p>
            </text:list-item>
            <text:list-item>
              <text:p text:style-name="P7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7T17:35:26.697000000</dc:date>
    <meta:editing-duration>PT7H35M25S</meta:editing-duration>
    <meta:editing-cycles>1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2" meta:word-count="82" meta:character-count="1088" meta:non-whitespace-character-count="1046"/>
  </office:meta>
</office:document-meta>
</file>